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1">
          <table:table-cell office:value-type="string" calcext:value-type="string">
            <text:p>Sr. No</text:p>
          </table:table-cell>
          <table:table-cell office:value-type="string" calcext:value-type="string">
            <text:p><text:s/>Research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ols us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</table:table>
      <table:table table:name="Names" table:style-name="ta1">
        <table:table-column table:style-name="co1" table:number-columns-repeated="2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hishing email detection 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0:57:36.055778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0:48:30.901378232</meta:creation-date>
    <dc:date>2025-12-16T11:00:18.517947705</dc:date>
    <meta:editing-duration>PT4M8S</meta:editing-duration>
    <meta:editing-cycles>8</meta:editing-cycles>
    <meta:generator>LibreOffice/24.2.7.2$Linux_X86_64 LibreOffice_project/420$Build-2</meta:generator>
    <meta:document-statistic meta:table-count="2" meta:cell-count="13" meta:object-count="0"/>
  </office:meta>
</office:document-meta>
</file>